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style style:name="gr1" style:family="graphic" style:parent-style-name="text">
      <style:graphic-properties fo:min-height="25.831cm" loext:decorative="false"/>
      <style:paragraph-properties style:writing-mode="lr-tb"/>
    </style:style>
    <style:style style:name="gr2" style:family="graphic" style:parent-style-name="textbody" style:list-style-name="L1">
      <style:graphic-properties fo:min-height="25.425cm" loext:decorative="false"/>
      <style:paragraph-properties style:writing-mode="lr-tb"/>
    </style:style>
    <style:style style:name="gr3" style:family="graphic" style:parent-style-name="textbody" style:list-style-name="L1">
      <style:graphic-properties fo:min-height="25.425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align="justify" fo:text-indent="0cm"/>
    </style:style>
    <style:style style:name="P4" style:family="paragraph">
      <style:paragraph-properties fo:margin-left="0cm" fo:margin-right="0cm" fo:margin-top="0cm" fo:margin-bottom="0cm" fo:line-height="100%" fo:text-indent="0cm"/>
      <style:text-properties fo:font-size="14pt"/>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2" style:font-size-asian="12pt" style:font-style-asian="normal" style:font-weight-asian="bold" style:font-name-complex="DejaVu Sans2"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2" style:font-size-asian="12pt" style:font-weight-asian="bold" style:font-name-complex="DejaVu Sans2"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2" style:font-size-asian="12pt" style:font-weight-asian="normal" style:font-name-complex="DejaVu Sans2"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Axum,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4"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3"><text:span text:style-name="T13">∘ </text:span><text:span text:style-name="T13"><text:a xlink:href="https://github.com/l/joelparkerhenderson/stable-diffusion-image-prompt-gallery" xlink:type="simple">https://github.com/l/joelparkerhenderson/stable-diffusion-image-prompt-galle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PUBLIC PRODUCT HIGHLIGHTS FOR PROGRAMMERS</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4" draw:layer="layout" svg:width="17.526cm" svg:height="25.675cm" svg:x="2.032cm" svg:y="1.232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GUIDE BOOK PUBLICATIONS FOR BUSINESS LEADERS</text:span></text:p>
            <text:p text:style-name="P1"><text:span text:style-name="T13"/></text:p>
            <text:p text:style-name="P1"><text:span text:style-name="T11">Startup Business Guide</text:span></text:p>
            <text:p text:style-name="P1"><text:span text:style-name="T13">- </text:span><text:span text:style-name="T13"><text:a xlink:href="https://gumroad.com/l/startup-business-guide" xlink:type="simple">https://gumroad.com/l/startup-business-guide</text:a></text:span></text:p>
            <text:p text:style-name="P1"><text:span text:style-name="T13">∘ </text:span><text:span text:style-name="T13">Covers startup concepts that help with entrepreneurship.</text:span></text:p>
            <text:p text:style-name="P1"><text:span text:style-name="T13">∘ </text:span><text:span text:style-name="T13">Examples are pitch decks, market/customer/product discovery, product-market fit (PMF), minimum viable product (MVP), technology sectors, company roles and responsibilities, sales and marketing, venture capital (VC) investment, legal entities, and work contracts.</text:span></text:p>
            <text:p text:style-name="P1"><text:span text:style-name="T13"/></text:p>
            <text:p text:style-name="P1"><text:span text:style-name="T11">Innovation Partnership Guide</text:span></text:p>
            <text:p text:style-name="P1"><text:span text:style-name="T13">∘ </text:span><text:span text:style-name="T13"><text:a xlink:href="https://gumroad.com/l/innovation-partnership-guide" xlink:type="simple">https://gumroad.com/l/innovation-partnership-guide</text:a></text:span></text:p>
            <text:p text:style-name="P1"><text:span text:style-name="T13">∘ </text:span><text:span text:style-name="T13">Covers innovation creation collaborations. </text:span></text:p>
            <text:p text:style-name="P1"><text:span text:style-name="T13">∘ </text:span><text:span text:style-name="T13">Examples are joint venture approaches, culture of innovation, strategic alignment, long waves, Partnership Readiness Level (PRL), Partner Relationship Management (PRM), technology transfer agreements, spinoffs and spinouts, AI, and business analysis tools.</text:span></text:p>
            <text:p text:style-name="P1"><text:span text:style-name="T11"/></text:p>
            <text:p text:style-name="P1"><text:span text:style-name="T11">Business Lingo Guide</text:span></text:p>
            <text:p text:style-name="P1"><text:span text:style-name="T13">∘ </text:span><text:span text:style-name="T13"><text:a xlink:href="https://gumroad.com/l/business-lingo-guide" xlink:type="simple">https://gumroad.com/l/business-lingo-guide</text:a></text:span></text:p>
            <text:p text:style-name="P1"><text:span text:style-name="T13">∘ </text:span><text:span text:style-name="T13">Covers popular terminology that shows up in US-oriented workplaces and projects. </text:span></text:p>
            <text:p text:style-name="P1"><text:span text:style-name="T13">∘ </text:span><text:span text:style-name="T13">Examples are aphorisms "Conway's Law" and "The Pareto Principle", idioms "Get on the front foot" and "Unknown unknowns", and quotations "Execution eats strategy for lunch" and "Make mistakes faster". This guide accelerates team cross-cultural communication.</text:span></text:p>
            <text:p text:style-name="P1"><text:span text:style-name="T11"/></text:p>
            <text:p text:style-name="P1"><text:span text:style-name="T11">Project Management Guide</text:span></text:p>
            <text:p text:style-name="P1"><text:span text:style-name="T13">∘ </text:span><text:span text:style-name="T13"><text:a xlink:href="https://gumroad.com/l/project-management-guide" xlink:type="simple">https://gumroad.com/l/project-management-guide</text:a></text:span></text:p>
            <text:p text:style-name="P1"><text:span text:style-name="T13">∘ </text:span><text:span text:style-name="T13">Covers concepts that help with leading projects, programs, and portfolios. </text:span></text:p>
            <text:p text:style-name="P1"><text:span text:style-name="T13">∘ </text:span><text:span text:style-name="T13">Examples are Project Management Life Cycle (PMLC), Objectives and Key Results (OKRs), Key Performance Indicators (KPIs), SMART criteria, Work Breakdown Structure (WBS), change management, digital transformation, agile, lean, Kanban, and kaizen.</text:span></text:p>
            <text:p text:style-name="P1"><text:span text:style-name="T11"/></text:p>
            <text:p text:style-name="P1"><text:span text:style-name="T11">UI/UX Design Guide</text:span></text:p>
            <text:p text:style-name="P1"><text:span text:style-name="T13">∘ </text:span><text:span text:style-name="T13"><text:a xlink:href="https://gumroad.com/l/ui-ux-design-guide" xlink:type="simple">https://gumroad.com/l/ui-ux-design-guide</text:a></text:span></text:p>
            <text:p text:style-name="P1"><text:span text:style-name="T13">∘ </text:span><text:span text:style-name="T13">Covers user interface (UI) design and user experience (UX) development. </text:span></text:p>
            <text:p text:style-name="P1"><text:span text:style-name="T13">∘ </text:span><text:span text:style-name="T13">Examples are User-Centered Design (UCD), Information Architecture (IA), design management, task analysis, ideation, mockups, use cases, user stories, model diagrams, affordances, accessibility, internationalization/localization, UI/UX testing, and AI for UI/UX. </text:span></text:p>
            <text:p text:style-name="P1"><text:span text:style-name="T13"/></text:p>
            <text:p text:style-name="P1"><text:span text:style-name="T11">AI Starter Guide</text:span></text:p>
            <text:p text:style-name="P1"><text:span text:style-name="T13">∘ </text:span><text:span text:style-name="T13"><text:a xlink:href="https://gumroad.com/l/ai-starter-guide" xlink:type="simple">https://gumroad.com/l/ai-starter-guide</text:a></text:span></text:p>
            <text:p text:style-name="P1"><text:span text:style-name="T13">∘ </text:span><text:span text:style-name="T13">Covers artificial intelligence topics and machine learning approaches. </text:span></text:p>
            <text:p text:style-name="P1"><text:span text:style-name="T13">∘ </text:span><text:span text:style-name="T13">Examples are AI tools for processes, AI benefits for industry sectors, AI ethics, neural networks, supervised/ unsupervised learning, ensembles, clustering, anomaly detection, dimensionality reduction, loss functions, kernel tricks, and AI/ML performance metrics.</text:span></text:p>
            <text:p text:style-name="P1"><text:span text:style-name="T11"/></text:p>
            <text:p text:style-name="P1"><text:span text:style-name="T11">Software Programming Guide</text:span></text:p>
            <text:p text:style-name="P1"><text:span text:style-name="T13">∘ </text:span><text:span text:style-name="T13"><text:a xlink:href="https://gumroad.com/l/software-programming-guide" xlink:type="simple">https://gumroad.com/l/software-programming-guide</text:a></text:span></text:p>
            <text:p text:style-name="P1"><text:span text:style-name="T13">∘ </text:span><text:span text:style-name="T13">Covers industry practices for software programming, development, and deployment.</text:span></text:p>
            <text:p text:style-name="P1"><text:span text:style-name="T13">∘ </text:span><text:span text:style-name="T13">Examples are programming paradigms, algorithms and data structures, design patterns, database implementations, distributed ledgers, asynchronicity, concurrency, parallelism, monolith and microservice architectures, testing, version control, devops, and security.</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9-06T16:23:42.813243536</dc:date>
    <meta:editing-duration>PT23H41M25S</meta:editing-duration>
    <meta:editing-cycles>17</meta:editing-cycles>
    <meta:generator>LibreOffice/7.6.0.3$MacOSX_AARCH64 LibreOffice_project/69edd8b8ebc41d00b4de3915dc82f8f0fc3b6265</meta:generator>
    <meta:print-date>2023-09-05T16:46:33.440578181</meta:print-date>
    <meta:printed-by>PDF files</meta:printed-by>
    <meta:document-statistic meta:object-count="3"/>
  </office:meta>
</office:document-meta>
</file>